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position="sub 58%" fo:font-weight="normal"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style:text-position="0% 1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Water Cycle</text:p>
      <text:p text:style-name="Standard"/>
      <text:p text:style-name="Standard">Approx. 70% of Earth's surface is covered with water, including salts and fresh water as well as ice. Recall that all of Earth's water that makes up the hydrosphere. Because such a vast portion of the Earth's surface is covered by water, the <text:span text:style-name="T2">Earth's</text:span> climate and it's various weather systems depend greately on water in it's three states of matter: solid, liquid, and gas.</text:p>
      <text:p text:style-name="P1">Evaporation<text:span text:style-name="T1">: Occurs when H</text:span><text:span text:style-name="T3">2</text:span><text:span text:style-name="T5">O in liquid state (from oceans, lakes, rivers, etc.) changes to the gas or water vapour state. Requires energy from the sun (solar radiation) in the form of heat.</text:span></text:p>
      <text:p text:style-name="P1"><text:span text:style-name="T5"/></text:p>
      <text:p text:style-name="P1"><text:span text:style-name="T4">Sublimation</text:span><text:span text:style-name="T5">: occurs when ice turns directly to water vapour. As the H</text:span><text:span text:style-name="T3">2</text:span><text:span text:style-name="T5">O vapour rises in the atmosphere (where both the pressure and temperature) the water vapour condences into fog, mist, and clouds.</text:span></text:p>
      <text:p text:style-name="P1"><text:span text:style-name="T5"/></text:p>
      <text:p text:style-name="P1"><text:span text:style-name="T4">Condensation</text:span><text:span text:style-name="T5">: occurs when precipitation falls to the ground (ex. Rain, hail, snow from clouds) where the cycle begins again. Ground water is also part of the water cycle.</text:span></text:p>
      <text:p text:style-name="P1"><text:span text:style-name="T5"/></text:p>
      <text:p text:style-name="P4"><text:span text:style-name="T4">Rain and melted snow run off into streams and other bodies of water but also seep into the soil or rock is called ground water.</text:span></text:p>
      <text:p text:style-name="P4"><text:span text:style-name="T4"/></text:p>
      <text:p text:style-name="P1"><text:span text:style-name="T4">Percolation </text:span><text:span text:style-name="T5">is the process in which ground water, pulled by gravity, flows downward through soil. The larger the particles that make up the soil, the greater the size of the spaces between the particles, and faster percolation rate.</text:span></text:p>
      <text:p text:style-name="P1"><text:span text:style-name="T5"/></text:p>
      <text:p text:style-name="P2"><text:span text:style-name="T4">Homework</text:span></text:p>
      <text:list xml:id="list1293788859" text:style-name="L1">
        <text:list-item>
          <text:p text:style-name="P5"><text:span text:style-name="T4">Explain which of the following removes water from atmosphere: condensation, sublimation, or percolation.</text:span></text:p>
        </text:list-item>
        <text:list-item>
          <text:p text:style-name="P5"><text:span text:style-name="T4">Read pages 627-628 and make notes Answer Q. 44 pg 628.</text:span></text:p>
        </text:list-item>
        <text:list-item>
          <text:p text:style-name="P5"><text:span text:style-name="T4">Reivew La Nina and El Nina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2-06-13T09:08:12</meta:creation-date>
    <dc:date>2012-06-13T09:29:41</dc:date>
    <dc:creator>Jack McCracken</dc:creator>
    <meta:editing-duration>PT13M4S</meta:editing-duration>
    <meta:editing-cycles>5</meta:editing-cycles>
    <meta:generator>LibreOffice/3.5$Linux_x86 LibreOffice_project/350m1$Build-2</meta:generator>
    <meta:document-statistic meta:table-count="0" meta:image-count="0" meta:object-count="0" meta:page-count="1" meta:paragraph-count="11" meta:word-count="256" meta:character-count="1317" meta:non-whitespace-character-count="1261"/>
  </office:meta>
</office:document-meta>
</file>